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vnd.oasis.opendocument.spreadsheet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 style:list-style-name="L1"/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ub Holý</text:p>
      <text:p text:style-name="P1"><text:a xlink:type="simple" xlink:href="mailto:holyjak1@fit.cvut.cz">holyjak1@fit.cvut.cz</text:a></text:p>
      <text:p text:style-name="P2"/>
      <text:h text:style-name="P3" text:outline-level="2">MI-PAA</text:h>
      <text:h text:style-name="P3" text:outline-level="2">úkol č.1</text:h>
      <text:h text:style-name="P3" text:outline-level="2">Řešení problému batohu metodou hrubé síly a jednoduchou heuristikou</text:h>
      <text:p text:style-name="Standard"/>
      <text:h text:style-name="Heading_20_2" text:outline-level="2">Zadání</text:h>
      <text:list xml:id="list2103557835" text:style-name="L1">
        <text:list-item>
          <text:p text:style-name="P4">Naprogramujte řešení problému batohu hrubou silou. Na zkušebních datech pozorujte závislost výpočetního času na n. </text:p>
        </text:list-item>
        <text:list-item>
          <text:p text:style-name="P4">Naprogramujte řešení problému batohu heuristikou podle poměru cena/váha. Pozorujte závislost</text:p>
          <text:list>
            <text:list-item>
              <text:p text:style-name="P4">výpočetního času na n. Grafy jsou vítány (i pro exaktní metodu).</text:p>
            </text:list-item>
            <text:list-item>
              <text:p text:style-name="P4">průměrnou a maximální relativní chybu (tj. zhoršení proti exaktní metodě)</text:p>
            </text:list-item>
          </text:list>
        </text:list-item>
      </text:list>
      <text:p text:style-name="Standard"/>
      <text:h text:style-name="Heading_20_2" text:outline-level="2">Řešení</text:h>
      <text:p text:style-name="Text_20_body"><text:tab/>Řešení problému hrubou silou bylo implementováno jako jednoduchý rekurzivní algoritmus. <text:s/>Pro implementaci byl použit jazyk C++ na platformě GNU/Linux. Údaje byly měřeny na desktopové stanici s dostatečným množstvím DDR2 1066MHz paměti, procesorem je Intel(R) Core(TM)2 Duo CPU E8400 @ 3.00GHz.</text:p>
      <text:h text:style-name="Heading_20_2" text:outline-level="2">Naměřené výsledky</text:h>
      <text:p text:style-name="Text_20_body"/>
      <text:p text:style-name="Text_20_body"><draw:frame draw:style-name="fr1" draw:name="Objekt6" text:anchor-type="paragraph" svg:width="17.45cm" svg:height="5.549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/>
      <text:h text:style-name="Heading_20_2" text:outline-level="2">Vizualizace výsledků</text:h>
      <text:p text:style-name="Text_20_body"/>
      <text:h text:style-name="Heading_20_3" text:outline-level="3"><text:soft-page-break/>Průměrná doba trvání výpočtu hrubou silou [ s ]</text:h>
      <text:p text:style-name="Text_20_body">Zde chybí dvě instance, o 37 a 40 prvcích, neboť výpočetní složitost takového problému je exponenciální, a při sedmatřiceti prvcích v instanci je to již nad mé možnosti. Řešení těchto instancí bylo převzato z nabídnutého řešení.</text:p>
      <text:p text:style-name="Text_20_body"/>
      <text:p text:style-name="Text_20_body"><draw:frame draw:style-name="fr2" draw:name="Objekt1" text:anchor-type="paragraph" svg:width="16.388cm" svg:height="8.999cm" draw:z-index="4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Průměrná doba výpočtu jednoduchou heuristikou [ s ]</text:h>
      <text:p text:style-name="Text_20_body">Vzhledem k velmi nízkým časům při výpočtu touto heuristickou metodou byl každý konkrétní problém opakován milionkrát, aby bylo možné vůbec nějaký čas změřit. Tato data jsou již převedena na jednotkový výpočet.</text:p>
      <text:p text:style-name="Text_20_body"/>
      <text:p text:style-name="Text_20_body"><draw:frame draw:style-name="fr1" draw:name="Objekt3" text:anchor-type="paragraph" svg:width="15.998cm" svg:height="8.999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oft-page-break/></text:p>
      <text:h text:style-name="Heading_20_3" text:outline-level="3">Maximální chyba heuristiky nad danou instancí [ % ]</text:h>
      <text:p text:style-name="Text_20_body">Tato veličina není příliš vypovídající, neboť je příliš závislá na konkrétní sadě vstupních dat, tedy její částečná snižující se tendenčnost není žádným pravidlem. I u početnější instance by stačila jediná sada „špatných“ dat, a ihned by chybovost mohla stoupnout, ačkoli to není příliš pravděpodobné.</text:p>
      <text:h text:style-name="Heading_20_3" text:outline-level="3"><draw:frame draw:style-name="fr1" draw:name="Objekt4" text:anchor-type="paragraph" svg:width="15.998cm" svg:height="8.999cm" draw:z-index="1"><draw:object xlink:href="./Object 4" xlink:type="simple" xlink:show="embed" xlink:actuate="onLoad"/><draw:image xlink:href="./ObjectReplacements/Object 4" xlink:type="simple" xlink:show="embed" xlink:actuate="onLoad"/></draw:frame>Průměrná chyba heuristiky [ % ]</text:h>
      <text:p text:style-name="Text_20_body">Tato veličina je již oproti předchozí smysluplnější – ukazuje, jak moc je zvolená heuristika úspěšná v dlouhodobém měřítku. Zde je vidět, že její výsledky jsou velmi dobré, ne horší než 3,5%.</text:p>
      <text:p text:style-name="Text_20_body"/>
      <text:p text:style-name="Text_20_body"><draw:frame draw:style-name="fr1" draw:name="Objekt5" text:anchor-type="paragraph" svg:width="16.388cm" svg:height="8.999cm" draw:z-index="2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Závěr</text:h>
      <text:p text:style-name="Text_20_body">Chyby heuristik lze jen težko zobecňovat, neboť na přesné hodnocení je ve vzorcích příliš málo dat. Nicméně lze vysledovat trend zpřesňování nad velkým množstvím předmětů v batohu, zde se díky průměrování chyba zmenšuje.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2T21:36:14</meta:creation-date>
    <dc:date>2012-02-09T17:06:36</dc:date>
    <meta:editing-duration>PT50M37S</meta:editing-duration>
    <meta:editing-cycles>4</meta:editing-cycles>
    <meta:generator>LibreOffice/3.4$Unix LibreOffice_project/340m1$Build-1206</meta:generator>
    <meta:document-statistic meta:table-count="0" meta:image-count="0" meta:object-count="5" meta:page-count="4" meta:paragraph-count="24" meta:word-count="319" meta:character-count="2137" meta:non-whitespace-character-count="18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88cm" svg:height="8.999cm" xlink:href="." xlink:type="simple" chart:class="chart:scatter" chart:style-name="ch1">
        <chart:plot-area chart:style-name="ch2" chart:data-source-has-labels="both" svg:x="1.338cm" svg:y="0.851cm" svg:width="14.396cm" svg:height="6.988cm">
          <chartooo:coordinate-region svg:x="2.145cm" svg:y="1.051cm" svg:width="13.402cm" svg:height="6.141cm"/>
          <chart:axis chart:dimension="x" chart:name="primary-x" chart:style-name="ch3" chartooo:axis-type="auto">
            <chart:title svg:x="7.275cm" svg:y="8.018cm" chart:style-name="ch4">
              <text:p>velikost instance</text:p>
            </chart:title>
            <chart:categories table:cell-range-address="local-table.$A$2:.$A$13"/>
          </chart:axis>
          <chart:axis chart:dimension="y" chart:name="primary-y" chart:style-name="ch3">
            <chart:title svg:x="0.451cm" svg:y="4.879cm" chart:style-name="ch5">
              <text:p>cas [s]</text:p>
            </chart:title>
            <chart:grid chart:style-name="ch6" chart:class="major"/>
          </chart:axis>
          <chart:series chart:style-name="ch7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D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30754505157474">
                <text:p>0.00000030754505157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05571747">
                <text:p>0.0000105571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33995151522">
                <text:p>0.00033995151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077801227566">
                <text:p>0.01077801227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4590893268584">
                <text:p>0.04590893268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685072469711">
                <text:p>0.3685072469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824326324464">
                <text:p>1.3824326324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1538584470749">
                <text:p>11.1538584470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4.3023714351653">
                <text:p>44.3023714351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9.736289258003">
                <text:p>359.736289258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20" number:min-integer-digits="1"/>
    </number:number-style>
    <number:number-style style:name="N11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3cm" svg:y="0.851cm" svg:width="14.03cm" svg:height="6.988cm">
          <chartooo:coordinate-region svg:x="3.169cm" svg:y="1.05cm" svg:width="12.005cm" svg:height="6.142cm"/>
          <chart:axis chart:dimension="x" chart:name="primary-x" chart:style-name="ch3" chartooo:axis-type="auto">
            <chart:title svg:x="7.084cm" svg:y="8.018cm" chart:style-name="ch4">
              <text:p>velikost instance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4.879cm" chart:style-name="ch6">
              <text:p>cas [s]</text:p>
            </chart:title>
            <chart:grid chart:style-name="ch7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11929207324976">
                <text:p>0.00000011929207324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36232281684876">
                <text:p>0.00000036232281684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59359704971314">
                <text:p>0.00000059359704971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0079097378253932">
                <text:p>0.00000079097378253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094100529193884">
                <text:p>0.00000094100529193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104347995758062">
                <text:p>0.00000104347995758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114994716167452">
                <text:p>0.00000114994716167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131702138900758">
                <text:p>0.00000131702138900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13967502355576">
                <text:p>0.0000013967502355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155824428081524">
                <text:p>0.00000155824428081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161135660171508">
                <text:p>0.00000161135660171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173261894226074">
                <text:p>0.000001732618942260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20"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3cm" svg:y="0.851cm" svg:width="14.03cm" svg:height="6.988cm">
          <chartooo:coordinate-region svg:x="2.057cm" svg:y="1.051cm" svg:width="13.116cm" svg:height="6.141cm"/>
          <chart:axis chart:dimension="x" chart:name="primary-x" chart:style-name="ch3" chartooo:axis-type="auto">
            <chart:title svg:x="7.084cm" svg:y="8.018cm" chart:style-name="ch4">
              <text:p>velikost instance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884cm" chart:style-name="ch6">
              <text:p>maximalni chyba [%]</text:p>
            </chart:title>
            <chart:grid chart:style-name="ch7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482926829268293">
                <text:p>0.4829268292682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8770571151985">
                <text:p>0.18877057115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5427135678392">
                <text:p>0.08542713567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843373493975903">
                <text:p>0.0843373493975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72289156626506">
                <text:p>0.07228915662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367892976588629">
                <text:p>0.0367892976588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106017191977077">
                <text:p>0.106017191977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551378446115288">
                <text:p>0.0551378446115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334075723830735">
                <text:p>0.0334075723830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0460921843687375">
                <text:p>0.0460921843687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233722871452421">
                <text:p>0.0233722871452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20" number:min-integer-digits="1"/>
    </number:number-style>
    <number:number-style style:name="N11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88cm" svg:height="8.999cm" xlink:href="." xlink:type="simple" chart:class="chart:scatter" chart:style-name="ch1">
        <chart:plot-area chart:style-name="ch2" chart:data-source-has-labels="both" svg:x="1.338cm" svg:y="0.851cm" svg:width="14.396cm" svg:height="6.988cm">
          <chartooo:coordinate-region svg:x="2.436cm" svg:y="1.051cm" svg:width="13.111cm" svg:height="6.141cm"/>
          <chart:axis chart:dimension="x" chart:name="primary-x" chart:style-name="ch3" chartooo:axis-type="auto">
            <chart:title svg:x="7.275cm" svg:y="8.018cm" chart:style-name="ch4">
              <text:p>velikost instance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844cm" chart:style-name="ch6">
              <text:p>prumerna chyba [%]</text:p>
            </chart:title>
            <chart:grid chart:style-name="ch7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314036177198096">
                <text:p>0.03140361771980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08228300567548">
                <text:p>0.0208228300567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2882222370344">
                <text:p>0.00472882222370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674564275489279">
                <text:p>0.0067456427548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0945376257003097">
                <text:p>0.00945376257003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505037064478142">
                <text:p>0.00505037064478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00560359896795596">
                <text:p>0.00560359896795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547567373601328">
                <text:p>0.00547567373601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0351967356438928">
                <text:p>0.00351967356438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00359773290223546">
                <text:p>0.00359773290223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0035610862780335">
                <text:p>0.0035610862780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0203439167823683">
                <text:p>0.002034391678236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 style:data-style-name="N109">
      <style:table-cell-properties fo:border-bottom="0.002cm solid #000000" fo:border-left="none" fo:border-right="0.002cm solid #000000" fo:border-top="none"/>
    </style:style>
    <style:style style:name="ce2" style:family="table-cell" style:parent-style-name="Default" style:data-style-name="N109">
      <style:table-cell-properties fo:border-bottom="none" fo:border-left="0.002cm solid #000000" fo:border-right="none" fo:border-top="0.002cm solid #000000"/>
    </style:style>
    <style:style style:name="ce3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ce4" style:family="table-cell" style:parent-style-name="Default" style:data-style-name="N109">
      <style:table-cell-properties fo:border-bottom="0.002cm solid #000000" fo:border-left="0.002cm solid #000000" fo:border-right="none" fo:border-top="none"/>
    </style:style>
    <style:style style:name="ce5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6" style:family="table-cell" style:parent-style-name="Default" style:data-style-name="N109"/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0.002cm solid #000000"/>
      <style:paragraph-properties fo:margin-left="0cm"/>
    </style:style>
    <style:style style:name="ce9" style:family="table-cell" style:parent-style-name="Default" style:data-style-name="N109">
      <style:table-cell-properties fo:border-bottom="none" fo:border-left="none" fo:border-right="0.002cm solid #000000" fo:border-top="none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row table:style-name="ro1" table:number-rows-repeated="3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>
            <text:p>velikost instance</text:p>
          </table:table-cell>
          <table:table-cell table:style-name="Default" office:value-type="string">
            <text:p>prumerny cas brute force [s]</text:p>
          </table:table-cell>
          <table:table-cell table:style-name="Default" office:value-type="string">
            <text:p>prumerny heuristicky cas [s]</text:p>
          </table:table-cell>
          <table:table-cell table:style-name="Default" office:value-type="string">
            <text:p>maximalni chyba [%]</text:p>
          </table:table-cell>
          <table:table-cell table:style-name="Default" office:value-type="string">
            <text:p>prumerna chyba [%]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float" office:value="0.00000030754505157474">
            <text:p>0,00000030754505157474</text:p>
          </table:table-cell>
          <table:table-cell table:style-name="ce5" office:value-type="float" office:value="0.00000011929207324976">
            <text:p>0,00000011929207324976</text:p>
          </table:table-cell>
          <table:table-cell table:style-name="ce5" office:value-type="float" office:value="0.482926829268293">
            <text:p>0,48292682926829300000</text:p>
          </table:table-cell>
          <table:table-cell table:style-name="ce8" office:value-type="float" office:value="0.0314036177198096">
            <text:p>0,031403617719809600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105571747">
            <text:p>0,00001055717470000000</text:p>
          </table:table-cell>
          <table:table-cell office:value-type="float" office:value="0.00000036232281684876">
            <text:p>0,00000036232281684876</text:p>
          </table:table-cell>
          <table:table-cell office:value-type="float" office:value="0.188770571151985">
            <text:p>0,18877057115198500000</text:p>
          </table:table-cell>
          <table:table-cell office:value-type="float" office:value="0.0208228300567548">
            <text:p>0,020822830056754800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00033995151522">
            <text:p>0,00033995151522000000</text:p>
          </table:table-cell>
          <table:table-cell office:value-type="float" office:value="0.00000059359704971314">
            <text:p>0,00000059359704971314</text:p>
          </table:table-cell>
          <table:table-cell office:value-type="float" office:value="0.085427135678392">
            <text:p>0,08542713567839200000</text:p>
          </table:table-cell>
          <table:table-cell office:value-type="float" office:value="0.00472882222370344">
            <text:p>0,004728822223703440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0.01077801227566">
            <text:p>0,01077801227566000000</text:p>
          </table:table-cell>
          <table:table-cell office:value-type="float" office:value="0.00000079097378253932">
            <text:p>0,00000079097378253932</text:p>
          </table:table-cell>
          <table:table-cell office:value-type="float" office:value="0.0843373493975903">
            <text:p>0,08433734939759030000</text:p>
          </table:table-cell>
          <table:table-cell office:value-type="float" office:value="0.00674564275489279">
            <text:p>0,006745642754892790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0.04590893268584">
            <text:p>0,04590893268584000000</text:p>
          </table:table-cell>
          <table:table-cell office:value-type="float" office:value="0.00000094100529193884">
            <text:p>0,00000094100529193884</text:p>
          </table:table-cell>
          <table:table-cell office:value-type="float" office:value="0.072289156626506">
            <text:p>0,07228915662650600000</text:p>
          </table:table-cell>
          <table:table-cell office:value-type="float" office:value="0.00945376257003097">
            <text:p>0,009453762570030970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0.3685072469711">
            <text:p>0,36850724697110000000</text:p>
          </table:table-cell>
          <table:table-cell office:value-type="float" office:value="0.00000104347995758062">
            <text:p>0,00000104347995758062</text:p>
          </table:table-cell>
          <table:table-cell office:value-type="float" office:value="0.0367892976588629">
            <text:p>0,03678929765886290000</text:p>
          </table:table-cell>
          <table:table-cell office:value-type="float" office:value="0.00505037064478142">
            <text:p>0,005050370644781420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.3824326324464">
            <text:p>1,38243263244640000000</text:p>
          </table:table-cell>
          <table:table-cell office:value-type="float" office:value="0.00000114994716167452">
            <text:p>0,00000114994716167452</text:p>
          </table:table-cell>
          <table:table-cell office:value-type="float" office:value="0.106017191977077">
            <text:p>0,10601719197707700000</text:p>
          </table:table-cell>
          <table:table-cell office:value-type="float" office:value="0.00560359896795596">
            <text:p>0,005603598967955960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1.1538584470749">
            <text:p>11,15385844707490000000</text:p>
          </table:table-cell>
          <table:table-cell office:value-type="float" office:value="0.00000131702138900758">
            <text:p>0,00000131702138900758</text:p>
          </table:table-cell>
          <table:table-cell office:value-type="float" office:value="0.0551378446115288">
            <text:p>0,05513784461152880000</text:p>
          </table:table-cell>
          <table:table-cell office:value-type="float" office:value="0.00547567373601328">
            <text:p>0,005475673736013280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44.3023714351653">
            <text:p>44,30237143516530000000</text:p>
          </table:table-cell>
          <table:table-cell office:value-type="float" office:value="0.0000013967502355576">
            <text:p>0,00000139675023555760</text:p>
          </table:table-cell>
          <table:table-cell office:value-type="float" office:value="0.0334075723830735">
            <text:p>0,03340757238307350000</text:p>
          </table:table-cell>
          <table:table-cell office:value-type="float" office:value="0.00351967356438928">
            <text:p>0,003519673564389280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359.736289258003">
            <text:p>359,73628925800300000000</text:p>
          </table:table-cell>
          <table:table-cell office:value-type="float" office:value="0.00000155824428081524">
            <text:p>0,00000155824428081524</text:p>
          </table:table-cell>
          <table:table-cell office:value-type="float" office:value="0.0460921843687375">
            <text:p>0,04609218436873750000</text:p>
          </table:table-cell>
          <table:table-cell office:value-type="float" office:value="0.00359773290223546">
            <text:p>0,003597732902235460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0.00000161135660171508">
            <text:p>0,00000161135660171508</text:p>
          </table:table-cell>
          <table:table-cell office:value-type="float" office:value="0.0819672131147541">
            <text:p>0,08196721311475410000</text:p>
          </table:table-cell>
          <table:table-cell office:value-type="float" office:value="0.0035610862780335">
            <text:p>0,003561086278033500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4"/>
          <table:table-cell table:style-name="ce7" office:value-type="float" office:value="0.00000173261894226074">
            <text:p>0,00000173261894226074</text:p>
          </table:table-cell>
          <table:table-cell table:style-name="ce7" office:value-type="float" office:value="0.0233722871452421">
            <text:p>0,02337228714524210000</text:p>
          </table:table-cell>
          <table:table-cell table:style-name="ce10" office:value-type="float" office:value="0.00203439167823683">
            <text:p>0,002034391678236830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2" number:min-integer-digits="1"/>
    </number:number-style>
    <number:number-style style:name="N109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.11.2011</text:date>, <text:time>18:14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